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2" table:style-name="ta1">
        <table:shapes>
          <draw:frame draw:z-index="0" draw:style-name="gr1" draw:text-style-name="P1" svg:width="16.003cm" svg:height="9.004cm" svg:x="18.18cm" svg:y="0.673cm">
            <draw:object draw:notify-on-update-of-ranges="results2.C2:results2.C6 results2.A2:results2.A2 results2.E2:results2.E6 results2.C27:results2.C31 results2.A27:results2.A27 results2.E27:results2.E31 results2.C52:results2.C56 results2.A52:results2.A52 results2.E52:results2.E56 results2.C77:results2.C81 results2.A77:results2.A77 results2.E77:results2.E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1cm" svg:height="9.004cm" svg:x="37.916cm" svg:y="0.744cm">
            <draw:object draw:notify-on-update-of-ranges="results2.C2:results2.C6 results2.A2:results2.A2 results2.E7:results2.E11 results2.C27:results2.C31 results2.A27:results2.A27 results2.E32:results2.E36 results2.C52:results2.C56 results2.A52:results2.A52 results2.E57:results2.E61 results2.C77:results2.C81 results2.A77:results2.A77 results2.E82:results2.E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1cm" svg:height="9.004cm" svg:x="18.025cm" svg:y="10.621cm">
            <draw:object draw:notify-on-update-of-ranges="results2.C2:results2.C6 results2.A2:results2.A2 results2.E12:results2.E16 results2.C27:results2.C31 results2.A27:results2.A27 results2.E37:results2.E41 results2.C52:results2.C56 results2.A52:results2.A52 results2.E62:results2.E66 results2.C77:results2.C81 results2.A77:results2.A77 results2.E87:results2.E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1cm" svg:height="9.004cm" svg:x="37.946cm" svg:y="10.602cm">
            <draw:object draw:notify-on-update-of-ranges="results2.C2:results2.C6 results2.A2:results2.A2 results2.E17:results2.E21 results2.C27:results2.C31 results2.A27:results2.A27 results2.E42:results2.E46 results2.C52:results2.C56 results2.A52:results2.A52 results2.E67:results2.E71 results2.C77:results2.C81 results2.A77:results2.A77 results2.E92:results2.E9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6.001cm" svg:height="9.004cm" svg:x="18.885cm" svg:y="20.642cm">
            <draw:object draw:notify-on-update-of-ranges="results2.C2:results2.C6 results2.A2:results2.A2 results2.E22:results2.E26 results2.C27:results2.C31 results2.A27:results2.A27 results2.E47:results2.E51 results2.C52:results2.C56 results2.A52:results2.A52 results2.E72:results2.E76 results2.C77:results2.C81 results2.A77:results2.A77 results2.E97:results2.E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ruktura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iteracje</text:p>
          </table:table-cell>
          <table:table-cell office:value-type="string" calcext:value-type="string">
            <text:p>instancja</text:p>
          </table:table-cell>
          <table:table-cell office:value-type="string" calcext:value-type="string">
            <text:p>mikrosekundy</text:p>
          </table:table-cell>
          <table: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creat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crea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creat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777" calcext:value-type="float">
            <text:p>13777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crea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147116" calcext:value-type="float">
            <text:p>147116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creat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385821" calcext:value-type="float">
            <text:p>1385821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dd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dd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d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dd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insert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inse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inse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3261" calcext:value-type="float">
            <text:p>23261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inse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24701" calcext:value-type="float">
            <text:p>224701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remov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remove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remov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remov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remov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5603" calcext:value-type="float">
            <text:p>5603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creat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crea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creat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29971" calcext:value-type="float">
            <text:p>29971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crea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286519" calcext:value-type="float">
            <text:p>286519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creat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796749" calcext:value-type="float">
            <text:p>2796749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dd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dd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d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dd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insert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inse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inse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17594" calcext:value-type="float">
            <text:p>17594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inse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05323" calcext:value-type="float">
            <text:p>205323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earch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earch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earch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16051" calcext:value-type="float">
            <text:p>16051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earch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14297" calcext:value-type="float">
            <text:p>14297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earch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13578" calcext:value-type="float">
            <text:p>13578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remov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remove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remov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remov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15439" calcext:value-type="float">
            <text:p>15439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remov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50564" calcext:value-type="float">
            <text:p>250564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creat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81906" calcext:value-type="float">
            <text:p>681906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crea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creat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320" calcext:value-type="float">
            <text:p>11320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crea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112079" calcext:value-type="float">
            <text:p>112079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creat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121251" calcext:value-type="float">
            <text:p>1121251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add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add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ad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add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insert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inse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inse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6428" calcext:value-type="float">
            <text:p>26428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inse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45022" calcext:value-type="float">
            <text:p>345022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earch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earch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earch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11674" calcext:value-type="float">
            <text:p>11674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earch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9985" calcext:value-type="float">
            <text:p>9985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earch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9647" calcext:value-type="float">
            <text:p>9647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remov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remove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remov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remov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2734" calcext:value-type="float">
            <text:p>22734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remov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446994" calcext:value-type="float">
            <text:p>446994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creat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crea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creat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416" calcext:value-type="float">
            <text:p>11416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crea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112831" calcext:value-type="float">
            <text:p>112831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creat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128028" calcext:value-type="float">
            <text:p>1128028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add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add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ad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add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insert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inse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inse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30817" calcext:value-type="float">
            <text:p>30817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inse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80874" calcext:value-type="float">
            <text:p>380874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search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search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search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32552" calcext:value-type="float">
            <text:p>32552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search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400513" calcext:value-type="float">
            <text:p>400513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search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4436164" calcext:value-type="float">
            <text:p>4436164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remov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remove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remov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remov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9863" calcext:value-type="float">
            <text:p>29863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remov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72540" calcext:value-type="float">
            <text:p>372540</text:p>
          </table:table-cell>
          <table:table-cell office:value-type="string" calcext:value-type="string">
            <text:p>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 style:data-style-name="N2" text:time-value="21:59:06.891631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dc:date>2021-03-23T22:26:48.273660123</dc:date>
    <meta:editing-duration>PT44M2S</meta:editing-duration>
    <meta:editing-cycles>17</meta:editing-cycles>
    <meta:document-statistic meta:table-count="1" meta:cell-count="60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title svg:x="7.257cm" svg:y="0.316cm" chart:style-name="ch2">
          <text:p>Create</text:p>
        </chart:title>
        <chart:legend chart:legend-position="end" svg:x="13.734cm" svg:y="3.456cm" style:legend-expansion="high" chart:style-name="ch3"/>
        <chart:plot-area chart:style-name="ch4" table:cell-range-address="results2.C2:results2.C6 results2.A2:results2.A2 results2.E2:results2.E6 results2.A27:results2.A27 results2.E27:results2.E31 results2.A52:results2.A52 results2.E52:results2.E56 results2.A77:results2.A77 results2.E77:results2.E81" chart:data-source-has-labels="row" svg:x="1.331cm" svg:y="1.275cm" svg:width="12.083cm" svg:height="6.569cm">
          <chart:coordinate-region svg:x="2.509cm" svg:y="1.474cm" svg:width="9.607cm" svg:height="5.723cm"/>
          <chart:axis chart:dimension="x" chart:name="primary-x" chart:style-name="ch5">
            <chart:title svg:x="5.793cm" svg:y="8.024cm" chart:style-name="ch6">
              <text:p>Wielkosc instancji [N]</text:p>
            </chart:title>
          </chart:axis>
          <chart:axis chart:dimension="y" chart:name="primary-y" chart:style-name="ch7">
            <chart:title svg:x="0.451cm" svg:y="5.278cm" chart:style-name="ch8">
              <text:p>Czas [us]</text:p>
            </chart:title>
            <chart:grid chart:style-name="ch9" chart:class="major"/>
          </chart:axis>
          <chart:series chart:style-name="ch10" chart:values-cell-range-address="results2.E2:results2.E6" chart:label-cell-address="results2.A2:results2.A2" chart:class="chart:scatter">
            <chart:domain table:cell-range-address="results2.C2:results2.C6"/>
            <chart:data-point chart:repeated="5"/>
          </chart:series>
          <chart:series chart:style-name="ch11" chart:values-cell-range-address="results2.E27:results2.E31" chart:label-cell-address="results2.A27:results2.A27" chart:class="chart:scatter">
            <chart:domain table:cell-range-address="results2.C27:results2.C31"/>
            <chart:data-point chart:repeated="5"/>
          </chart:series>
          <chart:series chart:style-name="ch12" chart:values-cell-range-address="results2.E52:results2.E56" chart:label-cell-address="results2.A52:results2.A52" chart:class="chart:scatter">
            <chart:domain table:cell-range-address="results2.C52:results2.C56"/>
            <chart:data-point chart:repeated="5"/>
          </chart:series>
          <chart:series chart:style-name="ch13" chart:values-cell-range-address="results2.E77:results2.E81" chart:label-cell-address="results2.A77:results2.A77" chart:class="chart:scatter">
            <chart:domain table:cell-range-address="results2.C77:results2.C8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</text:p>
                <draw:g>
                  <svg:desc>results2.A2:results2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results2.A27:results2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ck</text:p>
                <draw:g>
                  <svg:desc>results2.A52:results2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queue</text:p>
                <draw:g>
                  <svg:desc>results2.A77:results2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2.C2:results2.C6</svg:desc>
                </draw:g>
              </table:table-cell>
              <table:table-cell office:value-type="float" office:value="196">
                <text:p>196</text:p>
                <draw:g>
                  <svg:desc>results2.E2:results2.E6</svg:desc>
                </draw:g>
              </table:table-cell>
              <table:table-cell office:value-type="float" office:value="1000">
                <text:p>1000</text:p>
                <draw:g>
                  <svg:desc>results2.C27:results2.C31</svg:desc>
                </draw:g>
              </table:table-cell>
              <table:table-cell office:value-type="float" office:value="278">
                <text:p>278</text:p>
                <draw:g>
                  <svg:desc>results2.E27:results2.E31</svg:desc>
                </draw:g>
              </table:table-cell>
              <table:table-cell office:value-type="float" office:value="1000">
                <text:p>1000</text:p>
                <draw:g>
                  <svg:desc>results2.C52:results2.C56</svg:desc>
                </draw:g>
              </table:table-cell>
              <table:table-cell office:value-type="float" office:value="681906">
                <text:p>681906</text:p>
                <draw:g>
                  <svg:desc>results2.E52:results2.E56</svg:desc>
                </draw:g>
              </table:table-cell>
              <table:table-cell office:value-type="float" office:value="1000">
                <text:p>1000</text:p>
                <draw:g>
                  <svg:desc>results2.C77:results2.C81</svg:desc>
                </draw:g>
              </table:table-cell>
              <table:table-cell office:value-type="float" office:value="115">
                <text:p>115</text:p>
                <draw:g>
                  <svg:desc>results2.E77:results2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051">
                <text:p>2051</text:p>
              </table:table-cell>
              <table:table-cell office:value-type="float" office:value="10000">
                <text:p>10000</text:p>
              </table:table-cell>
              <table:table-cell office:value-type="float" office:value="2807">
                <text:p>2807</text:p>
              </table:table-cell>
              <table:table-cell office:value-type="float" office:value="10000">
                <text:p>10000</text:p>
              </table:table-cell>
              <table:table-cell office:value-type="float" office:value="1148">
                <text:p>1148</text:p>
              </table:table-cell>
              <table:table-cell office:value-type="float" office:value="10000">
                <text:p>10000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3777">
                <text:p>13777</text:p>
              </table:table-cell>
              <table:table-cell office:value-type="float" office:value="100000">
                <text:p>100000</text:p>
              </table:table-cell>
              <table:table-cell office:value-type="float" office:value="29971">
                <text:p>29971</text:p>
              </table:table-cell>
              <table:table-cell office:value-type="float" office:value="100000">
                <text:p>100000</text:p>
              </table:table-cell>
              <table:table-cell office:value-type="float" office:value="11320">
                <text:p>11320</text:p>
              </table:table-cell>
              <table:table-cell office:value-type="float" office:value="100000">
                <text:p>100000</text:p>
              </table:table-cell>
              <table:table-cell office:value-type="float" office:value="11416">
                <text:p>11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47116">
                <text:p>147116</text:p>
              </table:table-cell>
              <table:table-cell office:value-type="float" office:value="1000000">
                <text:p>1000000</text:p>
              </table:table-cell>
              <table:table-cell office:value-type="float" office:value="286519">
                <text:p>286519</text:p>
              </table:table-cell>
              <table:table-cell office:value-type="float" office:value="1000000">
                <text:p>1000000</text:p>
              </table:table-cell>
              <table:table-cell office:value-type="float" office:value="112079">
                <text:p>112079</text:p>
              </table:table-cell>
              <table:table-cell office:value-type="float" office:value="1000000">
                <text:p>1000000</text:p>
              </table:table-cell>
              <table:table-cell office:value-type="float" office:value="112831">
                <text:p>112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1385821">
                <text:p>1385821</text:p>
              </table:table-cell>
              <table:table-cell office:value-type="float" office:value="10000000">
                <text:p>10000000</text:p>
              </table:table-cell>
              <table:table-cell office:value-type="float" office:value="2796749">
                <text:p>2796749</text:p>
              </table:table-cell>
              <table:table-cell office:value-type="float" office:value="10000000">
                <text:p>10000000</text:p>
              </table:table-cell>
              <table:table-cell office:value-type="float" office:value="1121251">
                <text:p>1121251</text:p>
              </table:table-cell>
              <table:table-cell office:value-type="float" office:value="10000000">
                <text:p>10000000</text:p>
              </table:table-cell>
              <table:table-cell office:value-type="float" office:value="1128028">
                <text:p>1128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7.534cm" svg:y="0.316cm" chart:style-name="ch2">
          <text:p>Add</text:p>
        </chart:title>
        <chart:legend chart:legend-position="end" svg:x="13.732cm" svg:y="3.456cm" style:legend-expansion="high" chart:style-name="ch3"/>
        <chart:plot-area chart:style-name="ch4" table:cell-range-address="results2.C2:results2.C6 results2.A2:results2.A2 results2.E7:results2.E11 results2.A27:results2.A27 results2.E32:results2.E36 results2.A52:results2.A52 results2.E57:results2.E61 results2.A77:results2.A77 results2.E82:results2.E86" chart:data-source-has-labels="row" svg:x="1.331cm" svg:y="1.275cm" svg:width="12.081cm" svg:height="6.569cm">
          <chart:coordinate-region svg:x="2.323cm" svg:y="1.474cm" svg:width="10.346cm" svg:height="5.723cm"/>
          <chart:axis chart:dimension="x" chart:name="primary-x" chart:style-name="ch5">
            <chart:title svg:x="5.792cm" svg:y="8.024cm" chart:style-name="ch6">
              <text:p>Wielkosc instancji [N]</text:p>
            </chart:title>
          </chart:axis>
          <chart:axis chart:dimension="y" chart:name="primary-y" chart:style-name="ch7">
            <chart:title svg:x="0.451cm" svg:y="5.278cm" chart:style-name="ch8">
              <text:p>Czas [us]</text:p>
            </chart:title>
            <chart:grid chart:style-name="ch9" chart:class="major"/>
          </chart:axis>
          <chart:series chart:style-name="ch10" chart:values-cell-range-address="results2.E7:results2.E11" chart:label-cell-address="results2.A2:results2.A2" chart:class="chart:scatter">
            <chart:domain table:cell-range-address="results2.C2:results2.C6"/>
            <chart:data-point chart:repeated="5"/>
          </chart:series>
          <chart:series chart:style-name="ch11" chart:values-cell-range-address="results2.E32:results2.E36" chart:label-cell-address="results2.A27:results2.A27" chart:class="chart:scatter">
            <chart:domain table:cell-range-address="results2.C27:results2.C31"/>
            <chart:data-point chart:repeated="5"/>
          </chart:series>
          <chart:series chart:style-name="ch12" chart:values-cell-range-address="results2.E57:results2.E61" chart:label-cell-address="results2.A52:results2.A52" chart:class="chart:scatter">
            <chart:domain table:cell-range-address="results2.C52:results2.C56"/>
            <chart:data-point chart:repeated="5"/>
          </chart:series>
          <chart:series chart:style-name="ch13" chart:values-cell-range-address="results2.E82:results2.E86" chart:label-cell-address="results2.A77:results2.A77" chart:class="chart:scatter">
            <chart:domain table:cell-range-address="results2.C77:results2.C8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</text:p>
                <draw:g>
                  <svg:desc>results2.A2:results2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results2.A27:results2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ck</text:p>
                <draw:g>
                  <svg:desc>results2.A52:results2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queue</text:p>
                <draw:g>
                  <svg:desc>results2.A77:results2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2.C2:results2.C6</svg:desc>
                </draw:g>
              </table:table-cell>
              <table:table-cell office:value-type="float" office:value="671">
                <text:p>671</text:p>
                <draw:g>
                  <svg:desc>results2.E7:results2.E11</svg:desc>
                </draw:g>
              </table:table-cell>
              <table:table-cell office:value-type="float" office:value="1000">
                <text:p>1000</text:p>
                <draw:g>
                  <svg:desc>results2.C27:results2.C31</svg:desc>
                </draw:g>
              </table:table-cell>
              <table:table-cell office:value-type="float" office:value="828">
                <text:p>828</text:p>
                <draw:g>
                  <svg:desc>results2.E32:results2.E36</svg:desc>
                </draw:g>
              </table:table-cell>
              <table:table-cell office:value-type="float" office:value="1000">
                <text:p>1000</text:p>
                <draw:g>
                  <svg:desc>results2.C52:results2.C56</svg:desc>
                </draw:g>
              </table:table-cell>
              <table:table-cell office:value-type="float" office:value="608">
                <text:p>608</text:p>
                <draw:g>
                  <svg:desc>results2.E57:results2.E61</svg:desc>
                </draw:g>
              </table:table-cell>
              <table:table-cell office:value-type="float" office:value="1000">
                <text:p>1000</text:p>
                <draw:g>
                  <svg:desc>results2.C77:results2.C81</svg:desc>
                </draw:g>
              </table:table-cell>
              <table:table-cell office:value-type="float" office:value="610">
                <text:p>610</text:p>
                <draw:g>
                  <svg:desc>results2.E82:results2.E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691">
                <text:p>691</text:p>
              </table:table-cell>
              <table:table-cell office:value-type="float" office:value="10000">
                <text:p>10000</text:p>
              </table:table-cell>
              <table:table-cell office:value-type="float" office:value="840">
                <text:p>840</text:p>
              </table:table-cell>
              <table:table-cell office:value-type="float" office:value="10000">
                <text:p>10000</text:p>
              </table:table-cell>
              <table:table-cell office:value-type="float" office:value="568">
                <text:p>568</text:p>
              </table:table-cell>
              <table:table-cell office:value-type="float" office:value="10000">
                <text:p>1000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610">
                <text:p>610</text:p>
              </table:table-cell>
              <table:table-cell office:value-type="float" office:value="100000">
                <text:p>100000</text:p>
              </table:table-cell>
              <table:table-cell office:value-type="float" office:value="805">
                <text:p>805</text:p>
              </table:table-cell>
              <table:table-cell office:value-type="float" office:value="100000">
                <text:p>100000</text:p>
              </table:table-cell>
              <table:table-cell office:value-type="float" office:value="566">
                <text:p>566</text:p>
              </table:table-cell>
              <table:table-cell office:value-type="float" office:value="100000">
                <text:p>1000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227">
                <text:p>2227</text:p>
              </table:table-cell>
              <table:table-cell office:value-type="float" office:value="1000000">
                <text:p>1000000</text:p>
              </table:table-cell>
              <table:table-cell office:value-type="float" office:value="816">
                <text:p>816</text:p>
              </table:table-cell>
              <table:table-cell office:value-type="float" office:value="1000000">
                <text:p>1000000</text:p>
              </table:table-cell>
              <table:table-cell office:value-type="float" office:value="566">
                <text:p>566</text:p>
              </table:table-cell>
              <table:table-cell office:value-type="float" office:value="1000000">
                <text:p>10000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606">
                <text:p>606</text:p>
              </table:table-cell>
              <table:table-cell office:value-type="float" office:value="10000000">
                <text:p>10000000</text:p>
              </table:table-cell>
              <table:table-cell office:value-type="float" office:value="810">
                <text:p>810</text:p>
              </table:table-cell>
              <table:table-cell office:value-type="float" office:value="10000000">
                <text:p>10000000</text:p>
              </table:table-cell>
              <table:table-cell office:value-type="float" office:value="558">
                <text:p>558</text:p>
              </table:table-cell>
              <table:table-cell office:value-type="float" office:value="10000000">
                <text:p>10000000</text:p>
              </table:table-cell>
              <table:table-cell office:value-type="float" office:value="562">
                <text:p>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7.349cm" svg:y="0.316cm" chart:style-name="ch2">
          <text:p>Insert</text:p>
        </chart:title>
        <chart:legend chart:legend-position="end" svg:x="13.732cm" svg:y="3.456cm" style:legend-expansion="high" chart:style-name="ch3"/>
        <chart:plot-area chart:style-name="ch4" table:cell-range-address="results2.C2:results2.C6 results2.A2:results2.A2 results2.E12:results2.E16 results2.A27:results2.A27 results2.E37:results2.E41 results2.A52:results2.A52 results2.E62:results2.E66 results2.A77:results2.A77 results2.E87:results2.E91" chart:data-source-has-labels="row" svg:x="1.331cm" svg:y="1.275cm" svg:width="12.081cm" svg:height="6.569cm">
          <chart:coordinate-region svg:x="2.324cm" svg:y="1.475cm" svg:width="9.791cm" svg:height="5.722cm"/>
          <chart:axis chart:dimension="x" chart:name="primary-x" chart:style-name="ch5">
            <chart:title svg:x="5.792cm" svg:y="8.024cm" chart:style-name="ch6">
              <text:p>Wielkosc instancji [N]</text:p>
            </chart:title>
          </chart:axis>
          <chart:axis chart:dimension="y" chart:name="primary-y" chart:style-name="ch7">
            <chart:title svg:x="0.451cm" svg:y="5.278cm" chart:style-name="ch8">
              <text:p>Czas [us]</text:p>
            </chart:title>
            <chart:grid chart:style-name="ch9" chart:class="major"/>
          </chart:axis>
          <chart:series chart:style-name="ch10" chart:values-cell-range-address="results2.E12:results2.E16" chart:label-cell-address="results2.A2:results2.A2" chart:class="chart:scatter">
            <chart:domain table:cell-range-address="results2.C2:results2.C6"/>
            <chart:data-point chart:repeated="5"/>
          </chart:series>
          <chart:series chart:style-name="ch11" chart:values-cell-range-address="results2.E37:results2.E41" chart:label-cell-address="results2.A27:results2.A27" chart:class="chart:scatter">
            <chart:domain table:cell-range-address="results2.C27:results2.C31"/>
            <chart:data-point chart:repeated="5"/>
          </chart:series>
          <chart:series chart:style-name="ch12" chart:values-cell-range-address="results2.E62:results2.E66" chart:label-cell-address="results2.A52:results2.A52" chart:class="chart:scatter">
            <chart:domain table:cell-range-address="results2.C52:results2.C56"/>
            <chart:data-point chart:repeated="5"/>
          </chart:series>
          <chart:series chart:style-name="ch13" chart:values-cell-range-address="results2.E87:results2.E91" chart:label-cell-address="results2.A77:results2.A77" chart:class="chart:scatter">
            <chart:domain table:cell-range-address="results2.C77:results2.C8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</text:p>
                <draw:g>
                  <svg:desc>results2.A2:results2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results2.A27:results2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ck</text:p>
                <draw:g>
                  <svg:desc>results2.A52:results2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queue</text:p>
                <draw:g>
                  <svg:desc>results2.A77:results2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2.C2:results2.C6</svg:desc>
                </draw:g>
              </table:table-cell>
              <table:table-cell office:value-type="float" office:value="13">
                <text:p>13</text:p>
                <draw:g>
                  <svg:desc>results2.E12:results2.E16</svg:desc>
                </draw:g>
              </table:table-cell>
              <table:table-cell office:value-type="float" office:value="1000">
                <text:p>1000</text:p>
                <draw:g>
                  <svg:desc>results2.C27:results2.C31</svg:desc>
                </draw:g>
              </table:table-cell>
              <table:table-cell office:value-type="float" office:value="12">
                <text:p>12</text:p>
                <draw:g>
                  <svg:desc>results2.E37:results2.E41</svg:desc>
                </draw:g>
              </table:table-cell>
              <table:table-cell office:value-type="float" office:value="1000">
                <text:p>1000</text:p>
                <draw:g>
                  <svg:desc>results2.C52:results2.C56</svg:desc>
                </draw:g>
              </table:table-cell>
              <table:table-cell office:value-type="float" office:value="35">
                <text:p>35</text:p>
                <draw:g>
                  <svg:desc>results2.E62:results2.E66</svg:desc>
                </draw:g>
              </table:table-cell>
              <table:table-cell office:value-type="float" office:value="1000">
                <text:p>1000</text:p>
                <draw:g>
                  <svg:desc>results2.C77:results2.C81</svg:desc>
                </draw:g>
              </table:table-cell>
              <table:table-cell office:value-type="float" office:value="27">
                <text:p>27</text:p>
                <draw:g>
                  <svg:desc>results2.E87:results2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75">
                <text:p>175</text:p>
              </table:table-cell>
              <table:table-cell office:value-type="float" office:value="10000">
                <text:p>10000</text:p>
              </table:table-cell>
              <table:table-cell office:value-type="float" office:value="115">
                <text:p>115</text:p>
              </table:table-cell>
              <table:table-cell office:value-type="float" office:value="10000">
                <text:p>10000</text:p>
              </table:table-cell>
              <table:table-cell office:value-type="float" office:value="312">
                <text:p>312</text:p>
              </table:table-cell>
              <table:table-cell office:value-type="float" office:value="10000">
                <text:p>1000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173">
                <text:p>2173</text:p>
              </table:table-cell>
              <table:table-cell office:value-type="float" office:value="100000">
                <text:p>100000</text:p>
              </table:table-cell>
              <table:table-cell office:value-type="float" office:value="935">
                <text:p>935</text:p>
              </table:table-cell>
              <table:table-cell office:value-type="float" office:value="100000">
                <text:p>100000</text:p>
              </table:table-cell>
              <table:table-cell office:value-type="float" office:value="2414">
                <text:p>2414</text:p>
              </table:table-cell>
              <table:table-cell office:value-type="float" office:value="100000">
                <text:p>100000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3261">
                <text:p>23261</text:p>
              </table:table-cell>
              <table:table-cell office:value-type="float" office:value="1000000">
                <text:p>1000000</text:p>
              </table:table-cell>
              <table:table-cell office:value-type="float" office:value="17594">
                <text:p>17594</text:p>
              </table:table-cell>
              <table:table-cell office:value-type="float" office:value="1000000">
                <text:p>1000000</text:p>
              </table:table-cell>
              <table:table-cell office:value-type="float" office:value="26428">
                <text:p>26428</text:p>
              </table:table-cell>
              <table:table-cell office:value-type="float" office:value="1000000">
                <text:p>1000000</text:p>
              </table:table-cell>
              <table:table-cell office:value-type="float" office:value="30817">
                <text:p>30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224701">
                <text:p>224701</text:p>
              </table:table-cell>
              <table:table-cell office:value-type="float" office:value="10000000">
                <text:p>10000000</text:p>
              </table:table-cell>
              <table:table-cell office:value-type="float" office:value="205323">
                <text:p>205323</text:p>
              </table:table-cell>
              <table:table-cell office:value-type="float" office:value="10000000">
                <text:p>10000000</text:p>
              </table:table-cell>
              <table:table-cell office:value-type="float" office:value="345022">
                <text:p>345022</text:p>
              </table:table-cell>
              <table:table-cell office:value-type="float" office:value="10000000">
                <text:p>10000000</text:p>
              </table:table-cell>
              <table:table-cell office:value-type="float" office:value="380874">
                <text:p>380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7.098cm" svg:y="0.316cm" chart:style-name="ch2">
          <text:p>Remove</text:p>
        </chart:title>
        <chart:legend chart:legend-position="end" svg:x="13.732cm" svg:y="3.456cm" style:legend-expansion="high" chart:style-name="ch3"/>
        <chart:plot-area chart:style-name="ch4" table:cell-range-address="results2.C2:results2.C6 results2.A2:results2.A2 results2.E22:results2.E26 results2.A27:results2.A27 results2.E47:results2.E51 results2.A52:results2.A52 results2.E72:results2.E76 results2.A77:results2.A77 results2.E97:results2.E101" chart:data-source-has-labels="row" svg:x="1.331cm" svg:y="1.275cm" svg:width="12.081cm" svg:height="6.569cm">
          <chart:coordinate-region svg:x="2.139cm" svg:y="1.474cm" svg:width="9.791cm" svg:height="5.723cm"/>
          <chart:axis chart:dimension="x" chart:name="primary-x" chart:style-name="ch5">
            <chart:title svg:x="5.792cm" svg:y="8.024cm" chart:style-name="ch6">
              <text:p>Wielkosc instancji [N]</text:p>
            </chart:title>
          </chart:axis>
          <chart:axis chart:dimension="y" chart:name="primary-y" chart:style-name="ch7">
            <chart:title svg:x="0.451cm" svg:y="5.278cm" chart:style-name="ch8">
              <text:p>Czas [us]</text:p>
            </chart:title>
            <chart:grid chart:style-name="ch9" chart:class="major"/>
          </chart:axis>
          <chart:series chart:style-name="ch10" chart:values-cell-range-address="results2.E22:results2.E26" chart:label-cell-address="results2.A2:results2.A2" chart:class="chart:scatter">
            <chart:domain table:cell-range-address="results2.C2:results2.C6"/>
            <chart:data-point chart:repeated="5"/>
          </chart:series>
          <chart:series chart:style-name="ch11" chart:values-cell-range-address="results2.E47:results2.E51" chart:label-cell-address="results2.A27:results2.A27" chart:class="chart:scatter">
            <chart:domain table:cell-range-address="results2.C27:results2.C31"/>
            <chart:data-point chart:repeated="5"/>
          </chart:series>
          <chart:series chart:style-name="ch12" chart:values-cell-range-address="results2.E72:results2.E76" chart:label-cell-address="results2.A52:results2.A52" chart:class="chart:scatter">
            <chart:domain table:cell-range-address="results2.C52:results2.C56"/>
            <chart:data-point chart:repeated="5"/>
          </chart:series>
          <chart:series chart:style-name="ch13" chart:values-cell-range-address="results2.E97:results2.E101" chart:label-cell-address="results2.A77:results2.A77" chart:class="chart:scatter">
            <chart:domain table:cell-range-address="results2.C77:results2.C8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</text:p>
                <draw:g>
                  <svg:desc>results2.A2:results2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results2.A27:results2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ck</text:p>
                <draw:g>
                  <svg:desc>results2.A52:results2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queue</text:p>
                <draw:g>
                  <svg:desc>results2.A77:results2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2.C2:results2.C6</svg:desc>
                </draw:g>
              </table:table-cell>
              <table:table-cell office:value-type="float" office:value="0">
                <text:p>0</text:p>
                <draw:g>
                  <svg:desc>results2.E22:results2.E26</svg:desc>
                </draw:g>
              </table:table-cell>
              <table:table-cell office:value-type="float" office:value="1000">
                <text:p>1000</text:p>
                <draw:g>
                  <svg:desc>results2.C27:results2.C31</svg:desc>
                </draw:g>
              </table:table-cell>
              <table:table-cell office:value-type="float" office:value="16">
                <text:p>16</text:p>
                <draw:g>
                  <svg:desc>results2.E47:results2.E51</svg:desc>
                </draw:g>
              </table:table-cell>
              <table:table-cell office:value-type="float" office:value="1000">
                <text:p>1000</text:p>
                <draw:g>
                  <svg:desc>results2.C52:results2.C56</svg:desc>
                </draw:g>
              </table:table-cell>
              <table:table-cell office:value-type="float" office:value="36">
                <text:p>36</text:p>
                <draw:g>
                  <svg:desc>results2.E72:results2.E76</svg:desc>
                </draw:g>
              </table:table-cell>
              <table:table-cell office:value-type="float" office:value="1000">
                <text:p>1000</text:p>
                <draw:g>
                  <svg:desc>results2.C77:results2.C81</svg:desc>
                </draw:g>
              </table:table-cell>
              <table:table-cell office:value-type="float" office:value="25">
                <text:p>25</text:p>
                <draw:g>
                  <svg:desc>results2.E97:results2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6">
                <text:p>106</text:p>
              </table:table-cell>
              <table:table-cell office:value-type="float" office:value="10000">
                <text:p>10000</text:p>
              </table:table-cell>
              <table:table-cell office:value-type="float" office:value="294">
                <text:p>294</text:p>
              </table:table-cell>
              <table:table-cell office:value-type="float" office:value="10000">
                <text:p>100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45">
                <text:p>45</text:p>
              </table:table-cell>
              <table:table-cell office:value-type="float" office:value="100000">
                <text:p>100000</text:p>
              </table:table-cell>
              <table:table-cell office:value-type="float" office:value="1001">
                <text:p>1001</text:p>
              </table:table-cell>
              <table:table-cell office:value-type="float" office:value="100000">
                <text:p>100000</text:p>
              </table:table-cell>
              <table:table-cell office:value-type="float" office:value="2760">
                <text:p>2760</text:p>
              </table:table-cell>
              <table:table-cell office:value-type="float" office:value="100000">
                <text:p>10000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647">
                <text:p>647</text:p>
              </table:table-cell>
              <table:table-cell office:value-type="float" office:value="1000000">
                <text:p>1000000</text:p>
              </table:table-cell>
              <table:table-cell office:value-type="float" office:value="15439">
                <text:p>15439</text:p>
              </table:table-cell>
              <table:table-cell office:value-type="float" office:value="1000000">
                <text:p>1000000</text:p>
              </table:table-cell>
              <table:table-cell office:value-type="float" office:value="22734">
                <text:p>22734</text:p>
              </table:table-cell>
              <table:table-cell office:value-type="float" office:value="1000000">
                <text:p>1000000</text:p>
              </table:table-cell>
              <table:table-cell office:value-type="float" office:value="29863">
                <text:p>29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5603">
                <text:p>5603</text:p>
              </table:table-cell>
              <table:table-cell office:value-type="float" office:value="10000000">
                <text:p>10000000</text:p>
              </table:table-cell>
              <table:table-cell office:value-type="float" office:value="250564">
                <text:p>250564</text:p>
              </table:table-cell>
              <table:table-cell office:value-type="float" office:value="10000000">
                <text:p>10000000</text:p>
              </table:table-cell>
              <table:table-cell office:value-type="float" office:value="446994">
                <text:p>446994</text:p>
              </table:table-cell>
              <table:table-cell office:value-type="float" office:value="10000000">
                <text:p>10000000</text:p>
              </table:table-cell>
              <table:table-cell office:value-type="float" office:value="372540">
                <text:p>3725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7.217cm" svg:y="0.316cm" chart:style-name="ch2">
          <text:p>Search</text:p>
        </chart:title>
        <chart:legend chart:legend-position="end" svg:x="13.732cm" svg:y="3.456cm" style:legend-expansion="high" chart:style-name="ch3"/>
        <chart:plot-area chart:style-name="ch4" table:cell-range-address="results2.C2:results2.C6 results2.A2:results2.A2 results2.E17:results2.E21 results2.A27:results2.A27 results2.E42:results2.E46 results2.A52:results2.A52 results2.E67:results2.E71 results2.A77:results2.A77 results2.E92:results2.E96" chart:data-source-has-labels="row" svg:x="1.331cm" svg:y="1.275cm" svg:width="12.081cm" svg:height="6.569cm">
          <chart:coordinate-region svg:x="2.324cm" svg:y="1.474cm" svg:width="9.605cm" svg:height="5.723cm"/>
          <chart:axis chart:dimension="x" chart:name="primary-x" chart:style-name="ch5">
            <chart:title svg:x="5.885cm" svg:y="8.024cm" chart:style-name="ch6">
              <text:p>Wielkosc istancji [N]</text:p>
            </chart:title>
          </chart:axis>
          <chart:axis chart:dimension="y" chart:name="primary-y" chart:style-name="ch7">
            <chart:title svg:x="0.451cm" svg:y="5.278cm" chart:style-name="ch8">
              <text:p>Czas [us]</text:p>
            </chart:title>
            <chart:grid chart:style-name="ch9" chart:class="major"/>
          </chart:axis>
          <chart:series chart:style-name="ch10" chart:values-cell-range-address="results2.E17:results2.E21" chart:label-cell-address="results2.A2:results2.A2" chart:class="chart:scatter">
            <chart:domain table:cell-range-address="results2.C2:results2.C6"/>
            <chart:data-point chart:repeated="5"/>
          </chart:series>
          <chart:series chart:style-name="ch11" chart:values-cell-range-address="results2.E42:results2.E46" chart:label-cell-address="results2.A27:results2.A27" chart:class="chart:scatter">
            <chart:domain table:cell-range-address="results2.C27:results2.C31"/>
            <chart:data-point chart:repeated="5"/>
          </chart:series>
          <chart:series chart:style-name="ch12" chart:values-cell-range-address="results2.E67:results2.E71" chart:label-cell-address="results2.A52:results2.A52" chart:class="chart:scatter">
            <chart:domain table:cell-range-address="results2.C52:results2.C56"/>
            <chart:data-point chart:repeated="5"/>
          </chart:series>
          <chart:series chart:style-name="ch13" chart:values-cell-range-address="results2.E92:results2.E96" chart:label-cell-address="results2.A77:results2.A77" chart:class="chart:scatter">
            <chart:domain table:cell-range-address="results2.C77:results2.C8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</text:p>
                <draw:g>
                  <svg:desc>results2.A2:results2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results2.A27:results2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ck</text:p>
                <draw:g>
                  <svg:desc>results2.A52:results2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queue</text:p>
                <draw:g>
                  <svg:desc>results2.A77:results2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2.C2:results2.C6</svg:desc>
                </draw:g>
              </table:table-cell>
              <table:table-cell office:value-type="float" office:value="50">
                <text:p>50</text:p>
                <draw:g>
                  <svg:desc>results2.E17:results2.E21</svg:desc>
                </draw:g>
              </table:table-cell>
              <table:table-cell office:value-type="float" office:value="1000">
                <text:p>1000</text:p>
                <draw:g>
                  <svg:desc>results2.C27:results2.C31</svg:desc>
                </draw:g>
              </table:table-cell>
              <table:table-cell office:value-type="float" office:value="446">
                <text:p>446</text:p>
                <draw:g>
                  <svg:desc>results2.E42:results2.E46</svg:desc>
                </draw:g>
              </table:table-cell>
              <table:table-cell office:value-type="float" office:value="1000">
                <text:p>1000</text:p>
                <draw:g>
                  <svg:desc>results2.C52:results2.C56</svg:desc>
                </draw:g>
              </table:table-cell>
              <table:table-cell office:value-type="float" office:value="539">
                <text:p>539</text:p>
                <draw:g>
                  <svg:desc>results2.E67:results2.E71</svg:desc>
                </draw:g>
              </table:table-cell>
              <table:table-cell office:value-type="float" office:value="1000">
                <text:p>1000</text:p>
                <draw:g>
                  <svg:desc>results2.C77:results2.C81</svg:desc>
                </draw:g>
              </table:table-cell>
              <table:table-cell office:value-type="float" office:value="293">
                <text:p>293</text:p>
                <draw:g>
                  <svg:desc>results2.E92:results2.E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01">
                <text:p>401</text:p>
              </table:table-cell>
              <table:table-cell office:value-type="float" office:value="10000">
                <text:p>10000</text:p>
              </table:table-cell>
              <table:table-cell office:value-type="float" office:value="4734">
                <text:p>4734</text:p>
              </table:table-cell>
              <table:table-cell office:value-type="float" office:value="10000">
                <text:p>10000</text:p>
              </table:table-cell>
              <table:table-cell office:value-type="float" office:value="4788">
                <text:p>4788</text:p>
              </table:table-cell>
              <table:table-cell office:value-type="float" office:value="10000">
                <text:p>10000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055">
                <text:p>1055</text:p>
              </table:table-cell>
              <table:table-cell office:value-type="float" office:value="100000">
                <text:p>100000</text:p>
              </table:table-cell>
              <table:table-cell office:value-type="float" office:value="16051">
                <text:p>16051</text:p>
              </table:table-cell>
              <table:table-cell office:value-type="float" office:value="100000">
                <text:p>100000</text:p>
              </table:table-cell>
              <table:table-cell office:value-type="float" office:value="11674">
                <text:p>11674</text:p>
              </table:table-cell>
              <table:table-cell office:value-type="float" office:value="100000">
                <text:p>100000</text:p>
              </table:table-cell>
              <table:table-cell office:value-type="float" office:value="32552">
                <text:p>32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198">
                <text:p>1198</text:p>
              </table:table-cell>
              <table:table-cell office:value-type="float" office:value="1000000">
                <text:p>1000000</text:p>
              </table:table-cell>
              <table:table-cell office:value-type="float" office:value="14297">
                <text:p>14297</text:p>
              </table:table-cell>
              <table:table-cell office:value-type="float" office:value="1000000">
                <text:p>1000000</text:p>
              </table:table-cell>
              <table:table-cell office:value-type="float" office:value="9985">
                <text:p>9985</text:p>
              </table:table-cell>
              <table:table-cell office:value-type="float" office:value="1000000">
                <text:p>1000000</text:p>
              </table:table-cell>
              <table:table-cell office:value-type="float" office:value="400513">
                <text:p>400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935">
                <text:p>935</text:p>
              </table:table-cell>
              <table:table-cell office:value-type="float" office:value="10000000">
                <text:p>10000000</text:p>
              </table:table-cell>
              <table:table-cell office:value-type="float" office:value="13578">
                <text:p>13578</text:p>
              </table:table-cell>
              <table:table-cell office:value-type="float" office:value="10000000">
                <text:p>10000000</text:p>
              </table:table-cell>
              <table:table-cell office:value-type="float" office:value="9647">
                <text:p>9647</text:p>
              </table:table-cell>
              <table:table-cell office:value-type="float" office:value="10000000">
                <text:p>10000000</text:p>
              </table:table-cell>
              <table:table-cell office:value-type="float" office:value="4436164">
                <text:p>4436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